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3f61cd" officeooo:paragraph-rsid="003f61cd" style:font-weight-asian="bold" style:font-weight-complex="bold"/>
    </style:style>
    <style:style style:name="P20" style:family="paragraph" style:parent-style-name="Standard">
      <style:text-properties officeooo:rsid="003a3930" officeooo:paragraph-rsid="003a3930"/>
    </style:style>
    <style:style style:name="P21" style:family="paragraph" style:parent-style-name="Standard">
      <style:text-properties fo:font-weight="bold" officeooo:rsid="00451f0f" officeooo:paragraph-rsid="00451f0f" style:font-weight-asian="bold" style:font-weight-complex="bold"/>
    </style:style>
    <style:style style:name="P22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3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20270"/>
    </style:style>
    <style:style style:name="T14" style:family="text">
      <style:text-properties officeooo:rsid="0047f5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4"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20"><text:span text:style-name="T12">Plugins: </text:span><text:span text:style-name="T11">A plugin is like plugins on any other system, is a piece of software that extends the core functionality of the core Jenkins Server.</text:span></text:p>
      <text:p text:style-name="P20"/>
      <text:p text:style-name="P20"/>
      <text:p text:style-name="P20"/>
      <text:p text:style-name="P23"><text:soft-page-break/>Continuous Integration with Jenkins</text:p>
      <text:p text:style-name="P22"/>
      <text:p text:style-name="P21">Jenkins Integration with GIT &amp; GITHUB</text:p>
      <text:p text:style-name="P22">- <text:span text:style-name="T14">Install GitHub plugin on Jenkins Server using Mangae Plugins</text:span></text:p>
      <text:p text:style-name="P22"/>
      <text:p text:style-name="P22"/>
      <text:p text:style-name="P19"/>
      <text:p text:style-name="P15"/>
      <text:p text:style-name="P15"/>
      <text:p text:style-name="P15"/>
      <text:p text:style-name="P15"/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3T20:08:38.537012691</dc:date>
    <meta:editing-duration>PT1H55M30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355" meta:character-count="2074" meta:non-whitespace-character-count="1747"/>
  </office:meta>
</office:document-meta>
</file>